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</style:style>
    <style:style style:name="P2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>
      <style:paragraph-properties fo:text-align="start" style:justify-single-word="false" style:border-line-width-bottom="0.0555in 0.0346in 0.0346in" fo:padding="0.0291in" fo:border-left="none" fo:border-right="none" fo:border-top="none" fo:border-bottom="0.1248in double #000000" style:text-autospace="none" style:join-border="false">
        <style:tab-stops>
          <style:tab-stop style:position="0.389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>
      <style:paragraph-properties fo:text-align="start" style:justify-single-word="false" fo:break-before="page" style:text-autospace="none">
        <style:tab-stops>
          <style:tab-stop style:position="0.389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0.389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color="#3f6e74" style:font-name="Menlo-Regular" fo:font-size="11pt" style:font-name-asian="Menlo-Regular" style:font-size-asian="11pt" style:font-name-complex="Menlo-Regular" style:font-size-complex="11pt"/>
    </style:style>
    <style:style style:name="T3" style:family="text">
      <style:text-properties fo:color="#ff0000" style:font-name="Menlo-Regular" fo:font-size="11pt" style:font-name-asian="Menlo-Regular" style:font-size-asian="11pt" style:font-name-complex="Menlo-Regular" style:font-size-complex="11pt"/>
    </style:style>
    <style:style style:name="T4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ggregation.cpp</text:p>
      <text:p text:style-name="Standard"/>
      <text:p text:style-name="Standard">New aggregation routine. Now, we need to deal with particles of different size in the same dump file. We do start by redefining the classes Cbead, and Caggregate.</text:p>
      <text:p text:style-name="Standard"/>
      <text:p text:style-name="Standard">Cbead members:</text:p>
      <text:p text:style-name="Standard"/>
      <text:p text:style-name="Standard">int id = bead identifier according to lammps dump file</text:p>
      <text:p text:style-name="Standard">int type = bead type according to lammps dump file</text:p>
      <text:p text:style-name="Standard">int parent = pointer to its aggregate container (de moment, id de l'aggregat)</text:p>
      <text:p text:style-name="P1"><text:span text:style-name="T1">vector &lt;</text:span><text:span text:style-name="T2">CBead</text:span><text:span text:style-name="T1">*&gt; neighbor = list of neighbor beads</text:span></text:p>
      <text:p text:style-name="Standard"/>
      <text:p text:style-name="Standard">Caggregate members:</text:p>
      <text:p text:style-name="Standard"/>
      <text:p text:style-name="Standard">int id = aggregate identifier</text:p>
      <text:p text:style-name="Standard">int size = aggregate size</text:p>
      <text:p text:style-name="P1"><text:span text:style-name="T1">vector &lt;</text:span><text:span text:style-name="T2">Cbead</text:span><text:span text:style-name="T1">*&gt; bead = list of pointers to all beads belonging to this aggregate</text:span></text:p>
      <text:p text:style-name="P3"/>
      <text:p text:style-name="P2"/>
      <text:p text:style-name="P2">Now, we can compare with the benckmark r15_long.</text:p>
      <text:p text:style-name="P2"/>
      <text:p text:style-name="P2">Additions:</text:p>
      <text:p text:style-name="P2"/>
      <text:p text:style-name="P2">calculate the elapsed time (like in BDMAG). </text:p>
      <text:p text:style-name="P2">New periodic boundary conditions (faster).</text:p>
      <text:p text:style-name="P2">Define a new aggregate function to keep track of the type of particles in the aggregate</text:p>
      <text:p text:style-name="P2">Add the radi member function in bead class.</text:p>
      <text:p text:style-name="P2">Modify the contact distance criteria by the half of the sum of the radi.</text:p>
      <text:p text:style-name="P2">Change the input file to deal with different type of particles</text:p>
      <text:p text:style-name="P2"/>
      <text:p text:style-name="P2">aggregation 2 sigma1 sigma2 itime</text:p>
      <text:p text:style-name="P2"/>
      <text:p text:style-name="P3"/>
      <text:p text:style-name="P2"/>
      <text:p text:style-name="P2">Main Functions:</text:p>
      <text:p text:style-name="P2"/>
      <text:p text:style-name="P2">A) Get connections: Evaluates if a given “i” bead is neighbor of bead “j” according to their distance.</text:p>
      <text:p text:style-name="P2"/>
      <text:p text:style-name="P1"><text:span text:style-name="T1">B) CountAggregate: Creates the aggregates array by checking if a given bead already belongs to an aggregate (parent!=0). If it does not, then, we create a new bead and we explore ALL its neighbor recursively to fill the aggregate bead list. (</text:span><text:span text:style-name="T3">criteria for different size??</text:span><text:span text:style-name="T1">)</text:span></text:p>
      <text:p text:style-name="P2"/>
      <text:p text:style-name="P2">After application of A and B, the vector aggregate contains all the aggregates in the configuration. So, we can proceed to evaluate any variable that only depends on a single configuration, like: histogram, stdmean, s-mean, composition of each aggregate, etc...</text:p>
      <text:p text:style-name="P2"/>
      <text:p text:style-name="P2">A second class of function can be evaluated differently, the ones which need two aggregates list, like velocities, events, etc...</text:p>
      <text:p text:style-name="P2"><text:soft-page-break/>Changes on 22/01/2012</text:p>
      <text:p text:style-name="P2"/>
      <text:p text:style-name="P2">Class CBead contain a pointer to CAggregate. This pointer contains the memory address of the containing aggregate.</text:p>
      <text:p text:style-name="P2"/>
      <text:p text:style-name="P2">While creating the aggregate's ensembles, the beads are sorted by id. So, the vector of beads at time t and t-dt are equally sorted!! IMPORTANT!!</text:p>
      <text:p text:style-name="P2"/>
      <text:p text:style-name="P2">The index of both bead arrays (at t and t-dt) corresponds to bead.id-1. IMPORTANT!!</text:p>
      <text:p text:style-name="P2"/>
      <text:p text:style-name="P2">Routine Events:</text:p>
      <text:p text:style-name="P2"/>
      <text:p text:style-name="P2">Strategy for creation event (i+j=k)</text:p>
      <text:p text:style-name="P2"/>
      <text:p text:style-name="P2">1.- Search for aggregates with size k at time t.</text:p>
      <text:p text:style-name="P2">2.- Take the first bead in the aggregate and check its aggregate size at time t-dt and its neighbours at the same time.</text:p>
      <text:p text:style-name="P2">3.- Event had occurred if: a) all neighbours of the first bead at time t-dt are also neighbours at time t. b) the beads which are neighbours at time t different from the group of the first bead were also neighbours at time t-dt and they were forming an aggregate with size j or i.</text:p>
      <text:p text:style-name="P2"/>
      <text:p text:style-name="P2"/>
      <text:p text:style-name="P2"/>
      <text:p text:style-name="P2">Changes 16 April 2012</text:p>
      <text:p text:style-name="P2"/>
      <text:p text:style-name="P2">We implement a new member function to aggregate's class to compute the real length of the aggregate, assuming they are aligned with the z direction. The member function will return the length of the aggregate (double).</text:p>
      <text:p text:style-name="P2"/>
      <text:p text:style-name="P2">Strategy: Compute the distance (with sign) between the z-COM of the aggregate and all it's beads in order to locate the ends of the aggregate, taking care about the PBC. Then, we do substract both z-ends and return the computed value.</text:p>
      <text:p text:style-name="P2"/>
      <text:p text:style-name="P2">Changes 18 April 2012</text:p>
      <text:p text:style-name="P2"/>
      <text:p text:style-name="P2">PROBLEM: we have been using the sigma value from each bead as contact distance between beads. Instead, we define a new member in beads class to store the real contact distance used in the different routines. </text:p>
      <text:p text:style-name="P2"/>
      <text:p text:style-name="P2">ATTENTION: the sigma name must be changed in appropriate routines. We also change the input script structure to include a new variable to define this contact distance. For instance, a certain double value.</text:p>
      <text:p text:style-name="P2"/>
      <text:p text:style-name="P2">We add two new columns in the histogram file (1<text:span text:style-name="T4">st</text:span> and 2<text:span text:style-name="T4">nd</text:span> : the timestep and the number of bundles)</text:p>
      <text:p text:style-name="P2"/>
      <text:p text:style-name="P2">Changes 23 April 2012</text:p>
      <text:p text:style-name="P2"/>
      <text:p text:style-name="P2">We add different member functions to the aggregate class:</text:p>
      <text:p text:style-name="P2"><text:soft-page-break/>length (in units?)</text:p>
      <text:p text:style-name="P2">diameter (in units?)</text:p>
      <text:p text:style-name="P2">ave_npb (average neighbors per bead)</text:p>
      <text:p text:style-name="P2">univers (pointer to univers belonging)</text:p>
      <text:p text:style-name="P2"/>
      <text:p text:style-name="P2">We define a new class called universe in order to encapsulate the pbc functions. (Posposed)</text:p>
      <text:p text:style-name="P2"/>
      <text:p text:style-name="P2"/>
      <text:p text:style-name="P4">Versio 17May2012</text:p>
      <text:p text:style-name="P2"/>
      <text:p text:style-name="P2">We have corrected the average routine:</text:p>
      <text:p text:style-name="P2"/>
      <text:p text:style-name="P2">versio 10Sep2012</text:p>
      <text:p text:style-name="P2"/>
      <text:p text:style-name="P2">Modifiquem la rutina CalculateAverages per tal de monitoritzar el nombre de beads en chains y el nombre de beads en bundles.</text:p>
      <text:p text:style-name="P2"/>
      <text:p text:style-name="P2">Versio 18Sep2012</text:p>
      <text:p text:style-name="P2">Modifiquem la rutina CalculateAverages per monitoritzar la contribucio de cadenes i bundles per promitjos. Creem un nou arxiu stats “stats-diff” per a guardar els promitjos &lt;N&gt; &lt;L&gt; per chains i per bundles. No tenim en compte les particules individuals??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rdi andreu</meta:initial-creator>
    <meta:creation-date>2011-11-15T12:50:51</meta:creation-date>
    <dc:date>2012-09-18T12:00:45</dc:date>
    <dc:creator>jordi andreu</dc:creator>
    <meta:editing-duration>PT16H4M46S</meta:editing-duration>
    <meta:editing-cycles>33</meta:editing-cycles>
    <meta:generator>OpenOffice.org/3.3$Unix OpenOffice.org_project/330m20$Build-9567</meta:generator>
    <meta:document-statistic meta:table-count="0" meta:image-count="0" meta:object-count="0" meta:page-count="4" meta:paragraph-count="54" meta:word-count="745" meta:character-count="4405"/>
  </office:meta>
</office:document-meta>
</file>